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text-properties fo:color="#c9211e" loext:opacity="100%"/>
    </style:style>
    <style:style style:name="P95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6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7" style:family="paragraph" style:parent-style-name="Text_20_body">
      <style:text-properties officeooo:paragraph-rsid="0037f3c5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Table_20_Contents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6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7" style:family="paragraph" style:parent-style-name="Text_20_body" style:list-style-name="L8"/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9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0" style:family="paragraph" style:parent-style-name="Text_20_body" style:list-style-name="L10">
      <style:text-properties fo:font-size="12pt" style:font-size-asian="12pt" style:font-size-complex="12pt"/>
    </style:style>
    <style:style style:name="P111" style:family="paragraph" style:parent-style-name="Text_20_body" style:list-style-name="L11"/>
    <style:style style:name="P112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4" style:family="paragraph" style:parent-style-name="Text_20_body" style:list-style-name="L13"/>
    <style:style style:name="P115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6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ddb92" style:font-size-asian="11pt" style:font-size-complex="11pt"/>
    </style:style>
    <style:style style:name="T40" style:family="text">
      <style:text-properties fo:font-size="11pt" officeooo:rsid="003aa0d3" style:font-size-asian="11pt" style:font-size-complex="11pt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background-color="transparent" loext:char-shading-value="0"/>
    </style:style>
    <style:style style:name="T45" style:family="text">
      <style:text-properties fo:font-size="6pt" fo:font-weight="bold" style:font-size-asian="6pt" style:font-weight-asian="bold" style:font-size-complex="6pt" style:font-weight-complex="bold"/>
    </style:style>
    <style:style style:name="T46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7" style:family="text">
      <style:text-properties fo:language="hu" fo:country="HU"/>
    </style:style>
    <style:style style:name="T4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9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officeooo:rsid="0019307d"/>
    </style:style>
    <style:style style:name="T56" style:family="text">
      <style:text-properties officeooo:rsid="001ae915"/>
    </style:style>
    <style:style style:name="T57" style:family="text">
      <style:text-properties style:font-name="Tahoma" fo:font-size="11pt" fo:font-style="normal" officeooo:rsid="001ae915" style:font-size-asian="10.5pt"/>
    </style:style>
    <style:style style:name="T58" style:family="text">
      <style:text-properties style:font-name="Tahoma" fo:font-size="11pt" fo:font-style="normal" officeooo:rsid="001c2ac6" style:font-size-asian="10.5pt"/>
    </style:style>
    <style:style style:name="T59" style:family="text">
      <style:text-properties officeooo:rsid="001c2ac6"/>
    </style:style>
    <style:style style:name="T60" style:family="text">
      <style:text-properties officeooo:rsid="001d4ef9"/>
    </style:style>
    <style:style style:name="T61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2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278d0f"/>
    </style:style>
    <style:style style:name="T64" style:family="text">
      <style:text-properties officeooo:rsid="002acfb1"/>
    </style:style>
    <style:style style:name="T65" style:family="text">
      <style:text-properties officeooo:rsid="002ca242"/>
    </style:style>
    <style:style style:name="T66" style:family="text">
      <style:text-properties officeooo:rsid="0030b76c"/>
    </style:style>
    <style:style style:name="T67" style:family="text">
      <style:text-properties fo:color="#c9211e" loext:opacity="100%" officeooo:rsid="0030b76c"/>
    </style:style>
    <style:style style:name="T68" style:family="text">
      <style:text-properties officeooo:rsid="0033cf40"/>
    </style:style>
    <style:style style:name="T69" style:family="text">
      <style:text-properties officeooo:rsid="00353657"/>
    </style:style>
    <style:style style:name="T70" style:family="text">
      <style:text-properties officeooo:rsid="0037665b"/>
    </style:style>
    <style:style style:name="T71" style:family="text">
      <style:text-properties officeooo:rsid="00398a5a"/>
    </style:style>
    <style:style style:name="T72" style:family="text">
      <style:text-properties officeooo:rsid="003a4aea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3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6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6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6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6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6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6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64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55">1 dobás az indokolt </text:span>maximális nehézségre <text:span text:style-name="T59">+ </text:span>több prób<text:span text:style-name="T59">a</text:span> <text:span text:style-name="T1">1 fokozattal alacsonyabb nehézség ellen</text:span>. <text:span text:style-name="T59">KM dönt.</text:span></text:p>
      </text:section>
      <text:h text:style-name="Heading_20_1" text:outline-level="1"><text:span text:style-name="_5b_RPG_5d__20_Kiemelt_20_kifejezés"><text:span text:style-name="T53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59">f</text:span>el kell mászni a várfalra. Ehhez az <text:span text:style-name="T1">Ügyesség</text:span> Tulajdonság <text:span text:style-name="T59">(2) </text:span>szükséges és a <text:span text:style-name="T1">Mászás</text:span> <text:span text:style-name="T59">(5) </text:span>Képzettség.<text:line-break/></text:p>
        <text:p text:style-name="P2"><text:span text:style-name="T57">A </text:span>várfal igen sima, alig néhány kiszögelés tarkítja.<text:line-break/><text:span text:style-name="T63">Í</text:span><text:span text:style-name="T59">gy ez egy </text:span><text:span text:style-name="T3">Nagyon nehéz</text:span><text:span text:style-name="T44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4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60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58">V</text:span>állalni csak nagyon fontos, ritka esetben van értelme. <text:span text:style-name="T58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3">Fontos</text:span>: összetett, több dobást igénylő képzettségpróbánál nem lehetséges Vállalás! (pl. megmászni a nagy hegyet)</text:p>
      <text:p text:style-name="P71"/>
      <text:p text:style-name="P95"><text:span text:style-name="T1">Összhang</text:span>: egyes képzettségek <text:span text:style-name="T68">helyettesítő értéket adhatnak egy másik</text:span> képzettség használa<text:span text:style-name="T68">ta</text:span> <text:span text:style-name="T68">helyett.<text:line-break/>Ö</text:span><text:span text:style-name="T69">sszesen </text:span><text:span text:style-name="T68">max</text:span><text:span text:style-name="T69">imum</text:span><text:span text:style-name="T68"> 5.</text:span><text:span text:style-name="T69">képzettség</text:span><text:span text:style-name="T68">szintig é</text:span><text:span text:style-name="T69">rhetnek el az így összeadott helyettesítő értékek. A helyettesítendő képzettséghez NEM adódnak hozzá.</text:span></text:p>
      <text:list text:style-name="L7">
        <text:list-item>
          <text:p text:style-name="P106">Ha erősen kapcsolódik: 1/3 é<text:span text:style-name="T68">rték helyettesíthető be</text:span></text:p>
        </text:list-item>
        <text:list-item>
          <text:p text:style-name="P105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8"><text:span text:style-name="_5b_RPG_5d__20_Kiemelt_20_kifejezés"><text:span text:style-name="T52">Harc</text:span></text:span></text:p>
      <text:list text:style-name="L8">
        <text:list-item>
          <text:p text:style-name="P107">Támadó dobás: TÉ + k100</text:p>
        </text:list-item>
        <text:list-item>
          <text:p text:style-name="P107">Minden újabb támadás a körben -10 TÉ-vel megy</text:p>
        </text:list-item>
        <text:list-item>
          <text:p text:style-name="P107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100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3">mindkét fél <text:span text:style-name="T1">kiskockával</text:span> csökkent (k100)</text:p>
              </text:list-item>
              <text:list-item>
                <text:p text:style-name="P99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2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9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1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4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4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4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1">0</text:span> ÉP</text:p>
            </table:table-cell>
            <table:table-cell table:style-name="Táblázat1.C3" office:value-type="string">
              <text:p text:style-name="P23">-2<text:span text:style-name="T72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1">15</text:span> ÉP</text:p>
            </table:table-cell>
            <table:table-cell table:style-name="Táblázat1.C2" office:value-type="string">
              <text:p text:style-name="P23">-<text:span text:style-name="T72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1">21</text:span> ÉP</text:p>
            </table:table-cell>
            <table:table-cell table:style-name="Táblázat1.C3" office:value-type="string">
              <text:p text:style-name="P23">-<text:span text:style-name="T72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1">28</text:span> ÉP</text:p>
            </table:table-cell>
            <table:table-cell table:style-name="Táblázat1.C2" office:value-type="string">
              <text:p text:style-name="P23">-<text:span text:style-name="T72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1">36</text:span> ÉP</text:p>
            </table:table-cell>
            <table:table-cell table:style-name="Táblázat1.C3" office:value-type="string">
              <text:p text:style-name="P23">-<text:span text:style-name="T72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1">45</text:span> ÉP</text:p>
            </table:table-cell>
            <table:table-cell table:style-name="Táblázat1.C2" office:value-type="string">
              <text:p text:style-name="P23">-<text:span text:style-name="T72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1">55</text:span> ÉP</text:p>
            </table:table-cell>
            <table:table-cell table:style-name="Táblázat1.C3" office:value-type="string">
              <text:p text:style-name="P23">-<text:span text:style-name="T72">8</text:span>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4">+3</text:span> SP<text:line-break/><text:span text:style-name="T50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1">Csataszabályok</text:span></text:span><text:span text:style-name="_5b_RPG_5d__20_Kiemelt_20_kifejezés"><text:span text:style-name="T62"> (nagy tömegjelenetnél)</text:span></text:span></text:p>
        <text:list text:style-name="L9">
          <text:list-item>
            <text:p text:style-name="P108">+20 TÉ mindenkinek</text:p>
          </text:list-item>
          <text:list-item>
            <text:p text:style-name="P108">Nincs VÉ csökkentés</text:p>
          </text:list-item>
          <text:list-item>
            <text:p text:style-name="P108">Nincs páncéldobás</text:p>
          </text:list-item>
          <text:list-item>
            <text:p text:style-name="P108">TÉ/VÉ értékeket kerekítjük 10-zel oszthatóan (1-5: lefelé, 6-9: felfelé)</text:p>
          </text:list-item>
          <text:list-item>
            <text:p text:style-name="P108">Támadó dobás eredményét is kerekítjük ugyanígy</text:p>
          </text:list-item>
          <text:list-item>
            <text:p text:style-name="P109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- 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71"><text:span text:style-name="_5b_RPG_5d__20_Kiemelt_20_kifejezés"><text:span text:style-name="T18">- 1. Végrehajtás: Támadó dobás (TÉ+20). Ha megv</text:span></text:span><text:span text:style-name="_5b_RPG_5d__20_Kiemelt_20_kifejezés"><text:span text:style-name="T19">an:</text:span></text:span></text:p>
        <text:p text:style-name="P71"><text:span text:style-name="_5b_RPG_5d__20_Kiemelt_20_kifejezés"><text:span text:style-name="T18">- 2. Ellenpróba: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k10) <text:s text:c="2"/>vs. 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28"/></text:span></text:p>
        <text:p text:style-name="P76"><text:span text:style-name="_5b_RPG_5d__20_Kiemelt_20_kifejezés"><text:span text:style-name="T32">Szándékos kitérés lövés elől</text:span></text:span><text:span text:style-name="_5b_RPG_5d__20_Kiemelt_20_kifejezés"><text:span text:style-name="T51">*</text:span></text:span></text:p>
        <text:p text:style-name="P22">Ha rendelkezik elegendő hellyel a kitérésre <text:span text:style-name="T43">és</text:span> bejelenti, hogy kitér, akk<text:span text:style-name="T44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70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1"><text:s/></text:span></text:span><text:span text:style-name="_5b_RPG_5d__20_Kiemelt_20_kifejezés"><text:span text:style-name="T48">Távolsági har</text:span></text:span><text:span text:style-name="_5b_RPG_5d__20_Kiemelt_20_kifejezés"><text:span text:style-name="T49">c</text:span></text:span></text:p>
      <text:list text:style-name="L10">
        <text:list-item>
          <text:p text:style-name="P110"><text:span text:style-name="_5b_RPG_5d__20_Kiemelt_20_kifejezés"><text:span text:style-name="T36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1538448701" text:style-name="L11">
        <text:list-item text:start-value="1">
          <text:p text:style-name="P111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3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6">→</text:span></text:span><text:span text:style-name="_5b_RPG_5d__20_Kiemelt_20_kifejezés"><text:span text:style-name="T4"> Felfelé kerekítve</text:span></text:span></text:p>
        </text:list-item>
      </text:list>
      <text:list text:continue-list="list1538448701" text:style-name="L11">
        <text:list-item text:start-value="1">
          <text:p text:style-name="P112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47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47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7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5"><text:s/></text:span></text:span></text:p>
      <text:p text:style-name="Text_20_body"><text:span text:style-name="_5b_RPG_5d__20_Kiemelt_20_kifejezés"><text:span text:style-name="T1"/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8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8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8">VÉ:+</text:span><text:span text:style-name="T40">30</text:span><text:span text:style-name="_5b_RPG_5d__20_Kiemelt_20_kifejezés"><text:span text:style-name="T36"> </text:span></text:span><text:span text:style-name="_5b_RPG_5d__20_Kiemelt_20_kifejezés"><text:span text:style-name="T37">(n</text:span></text:span><text:span text:style-name="_5b_RPG_5d__20_Kiemelt_20_kifejezés"><text:span text:style-name="T36">em támadhat, csak hátrálhat</text:span></text:span><text:span text:style-name="_5b_RPG_5d__20_Kiemelt_20_kifejezés"><text:span text:style-name="T37">)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94"><text:span text:style-name="T1">Sebző taktika</text:span>: <text:s text:c="2"/>+1 SP → -3 TÉ; <text:s text:c="2"/>max plusz SP: Élettan szintje <text:s text:c="2"/><text:span text:style-name="T65">(</text:span>Harci anatómia <text:span text:style-name="T65">számít;</text:span> <text:span text:style-name="T65">csak KÉ </text:span>taktikával kombinálható<text:span text:style-name="T65">)</text:span></text:p>
      <text:p text:style-name="P89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8">+5 TÉ</text:span></text:p>
      <text:p text:style-name="P93"><text:span text:style-name="T35">Támadás erőből</text:span><text:span text:style-name="T38">: <text:s/>+1 SP → -3 TÉ </text:span><text:span text:style-name="T39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4">Kéz csonkolása: (áldozat max ÉP / 3) (felfele kerekítve) sebzés szükséges</text:p>
        </text:list-item>
        <text:list-item>
          <text:p text:style-name="P114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1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5">Követelmény: Észrevétlen támadás</text:p>
                  </text:list-item>
                  <text:list-item>
                    <text:p text:style-name="P115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6">1: nincs ÉP seb</text:p>
              </text:list-item>
              <text:list-item>
                <text:p text:style-name="P116">2: sebzés fele bement ÉP-ben</text:p>
              </text:list-item>
              <text:list-item>
                <text:p text:style-name="P116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7">3-al emeli a Fájdalomtűrés célszámát</text:p>
              </text:list-item>
              <text:list-item>
                <text:p text:style-name="P117">1 seb kategóriával kevesebb kell <text:s/>(Pl. 2.fokon már csak 3 ÉP sebzés elég)</text:p>
              </text:list-item>
              <text:list-item>
                <text:p text:style-name="P117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2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1"/></text:span></text:p>
      <text:p text:style-name="P16"><text:span text:style-name="_5b_RPG_5d_Kiemelt_20_kifejezés"><text:span text:style-name="T41"/></text:span></text:p>
      <text:p text:style-name="Text_20_body"><text:span text:style-name="_5b_RPG_5d_Kiemelt_20_kifejezés"><text:span text:style-name="T41">Orvtámadás</text:span></text:span></text:p>
      <text:p text:style-name="Text_20_body"><text:span text:style-name="_5b_RPG_5d_Kiemelt_20_kifejezés"><text:span text:style-name="T42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1"/></text:span></text:p>
      <text:p text:style-name="Text_20_body"><text:span text:style-name="_5b_RPG_5d_Kiemelt_20_kifejezés"><text:span text:style-name="T41">Pontok támadása harc közben</text:span></text:span></text:p>
      <text:p text:style-name="P59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67">TODO</text:span></text:p>
      <text:p text:style-name="P59"/>
      <text:p text:style-name="P61"><text:span text:style-name="T1">Mögékerülés, Rávetődés, Nyakba ugrás hátulról</text:span>: <text:span text:style-name="T67">TODO</text:span></text:p>
      <text:p text:style-name="P59"/>
      <text:p text:style-name="P61"><text:span text:style-name="T1">Csoportos fejezés</text:span>: <text:span text:style-name="T67">TODO</text:span></text:p>
      <text:p text:style-name="P59"/>
      <text:p text:style-name="P59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3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3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3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56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56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56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56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56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56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56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56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8">Kétkezesség fortély. Csak annyit ad, hogy rosszabbik kézzel is levonás nélkül tudsz harcolni, de csak 1 fegyverrel!!</text:p>
              </text:list-item>
              <text:list-item>
                <text:p text:style-name="P11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66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5T15:03:09.194000000</dc:date>
    <meta:editing-cycles>42</meta:editing-cycles>
    <meta:editing-duration>PT6H9M19S</meta:editing-duration>
    <meta:document-statistic meta:table-count="18" meta:image-count="0" meta:object-count="0" meta:page-count="5" meta:paragraph-count="410" meta:word-count="2022" meta:character-count="12911" meta:non-whitespace-character-count="11201"/>
    <meta:user-defined meta:name="Információ 1"/>
    <meta:user-defined meta:name="Információ 2"/>
    <meta:user-defined meta:name="Információ 3"/>
    <meta:user-defined meta:name="Információ 4"/>
  </office:meta>
</office:document-meta>
</file>